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style:font-size-asian="11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/>
    </style:style>
    <style:style style:name="P7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" style:family="paragraph" style:parent-style-name="UrbanTitle">
      <style:text-properties fo:font-weight="bold" style:font-weight-asian="bold" style:font-weight-complex="bold"/>
    </style:style>
    <style:style style:name="P9" style:family="paragraph" style:parent-style-name="UrbanBody">
      <style:paragraph-properties fo:text-align="end" style:justify-single-word="false"/>
    </style:style>
    <style:style style:name="P10" style:family="paragraph" style:parent-style-name="UrbanBody">
      <style:paragraph-properties fo:text-align="end" style:justify-single-word="false" fo:break-before="pag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style:font-name-complex="Arial"/>
    </style:style>
    <style:style style:name="T10" style:family="text">
      <style:text-properties fo:language="none" fo:country="none" style:language-asian="none" style:country-asian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1"><text:span text:style-name="T11">do text</text:span></text:p><text:p text:style-name="P11"><text:span text:style-name="T11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S.P.W. - D.G.O.4</text:p><text:p text:style-name="Standard">À l'attention du fonctionnaire délégué</text:p><text:p text:style-name="Standard"/><text:p text:style-name="Standard">Adresse du FD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environnementale: transmis de la décision du collège</text:p>
      <text:p text:style-name="P3">des conditions complémentaires</text:p>
      <text:p text:style-name="UrbanBody"/>
      <text:p text:style-name="UrbanBody"><text:span text:style-name="T5"><office:annotation><dc:creator>Gauthier Bastien</dc:creator><dc:date>2011-01-13T14:56:41</dc:date><text:p text:style-name="P11"><text:span text:style-name="T11">do text</text:span></text:p><text:p text:style-name="P11"><text:span text:style-name="T11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11"><text:span text:style-name="T1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Monsieur le Fonctionnaire délégué,</text:p>
      <text:p text:style-name="UrbanBody"/>
      <text:p text:style-name="UrbanBody">Conformément aux dispositions reprises à l’article 14 § 5 du <text:span text:style-name="T7">décret du 11 mars 1999 relatif au permis d’environnement <text:s/></text:span>et à l’article 69 de l’arrêté du Gouvernement wallon du 4 juillet 2002 relatif à la procédure et à diverses mesures d’exécution du <text:span text:style-name="T7">décret du 11 mars 1999 relatif au permis d’environnement, veuillez</text:span> trouverez, ci-joint copie de la décision du Collège du <text:span text:style-name="T10"><text:text-input text:description="Evénement-Date de la décision">tool.formatDate(urbanEventObj.getDecisionDate())</text:text-input></text:span> concernant la prescription de conditions complémentaires à la déclaration sus-nommée.</text:p>
      <text:p text:style-name="UrbanBody"/>
      <text:p text:style-name="UrbanBody">Une copie a également été envoyée au demandeur et au Fonctionnaire technique.</text:p>
      <text:p text:style-name="UrbanBody"/>
      <text:p text:style-name="UrbanBody">En vous souhaitant une bonne réception du document, veuillez agréer, Monsieur le Fonctionnaire délégué, l'assurance de notre parfaite considération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11"><text:span text:style-name="T12">do text</text:span></text:p><text:p text:style-name="P11"><text:span text:style-name="T13">from document(at=signatures, format='odt')</text:span></text:p></office:annotation></text:span><text:span text:style-name="T3">Import depuis signatures.odt</text:span></text:p>
      <text:p text:style-name="UrbanBody"><text:span text:style-name="T3"/></text:p>
      <text:p text:style-name="P10"><draw:frame draw:style-name="fr1" draw:name="Cadre4" text:anchor-type="paragraph" svg:x="0cm" svg:y="0cm" svg:width="7.128cm" draw:z-index="3"><draw:text-box fo:min-height="5.226cm"><text:p text:style-name="P2"><office:annotation><dc:creator>Gauthier Bastien</dc:creator><dc:date>2011-01-13T14:56:41</dc:date><text:p text:style-name="P11"><text:span text:style-name="T11">do text</text:span></text:p><text:p text:style-name="P11"><text:span text:style-name="T11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2" text:anchor-type="paragraph" svg:x="7.796cm" svg:y="0.051cm" svg:width="8.511cm" svg:height="3.256cm" draw:z-index="2"><draw:text-box><text:p text:style-name="Standard">S.P.W. - D.G.O.4</text:p><text:p text:style-name="Standard">À l'attention du Fonctionnaire Technique</text:p><text:p text:style-name="Standard"/><text:p text:style-name="Standard">Adresse du F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environnementale: transmis de la décision du collège</text:p>
      <text:p text:style-name="P3">des conditions complémentaires</text:p>
      <text:p text:style-name="UrbanBody"/>
      <text:p text:style-name="UrbanBody"><text:span text:style-name="T5"><office:annotation><dc:creator>Gauthier Bastien</dc:creator><dc:date>2011-01-13T14:56:41</dc:date><text:p text:style-name="P11"><text:span text:style-name="T11">do text</text:span></text:p><text:p text:style-name="P11"><text:span text:style-name="T11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11"><text:span text:style-name="T1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P5"/>
      <text:p text:style-name="UrbanBody">Monsieur le Fonctionnaire technique,</text:p>
      <text:p text:style-name="UrbanBody"/>
      <text:p text:style-name="UrbanBody">Conformément aux dispositions reprises à l’article 14 § 5 du <text:span text:style-name="T7">décret du 11 mars 1999 relatif au permis d’environnement <text:s/></text:span>et à l’article 69 de l’arrêté du Gouvernement wallon du 4 juillet 2002 relatif à la procédure et à diverses mesures d’exécution du <text:span text:style-name="T7">décret du 11 mars 1999 relatif au permis d’environnement, veuillez</text:span> trouverez, ci-joint copie de la décision du Collège du <text:span text:style-name="T10"><text:text-input text:description="Evénement-Date de la décision">tool.formatDate(urbanEventObj.getDecisionDate())</text:text-input></text:span> concernant la prescription de conditions complémentaires à la déclaration sus-nommée.</text:p>
      <text:p text:style-name="UrbanBody"/>
      <text:p text:style-name="UrbanBody">Une copie a également été envoyée au demandeur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11"><text:span text:style-name="T12">do text</text:span></text:p><text:p text:style-name="P11"><text:span text:style-name="T13">from document(at=signatures, format='odt')</text:span></text:p></office:annotation></text:span><text:span text:style-name="T3">Import depuis signatures.odt</text:span></text:p>
      <text:p text:style-name="UrbanBody"><text:span text:style-name="T3"/></text:p>
      <text:p text:style-name="Urban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2-05T11:02:45</dc:date>
    <dc:creator>Simon Delcourt</dc:creator>
    <meta:editing-duration>PT12H51M2S</meta:editing-duration>
    <meta:editing-cycles>63</meta:editing-cycles>
    <meta:generator>LibreOffice/3.5$Linux_x86 LibreOffice_project/350m1$Build-2</meta:generator>
    <meta:document-statistic meta:table-count="0" meta:image-count="0" meta:object-count="0" meta:page-count="2" meta:paragraph-count="37" meta:word-count="324" meta:character-count="2577" meta:non-whitespace-character-count="2299"/>
  </office:meta>
</office:document-meta>
</file>